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7.96mm" svg:height="74.64mm" svg:x="309.87mm" svg:y="0mm">
            <draw:object draw:notify-on-update-of-ranges="Sheet1.A4:Sheet1.A4 Sheet1.A5:Sheet1.A9 Sheet1.B4:Sheet1.B4 Sheet1.B5:Sheet1.B9 Sheet1.A4:Sheet1.A4 Sheet1.A5:Sheet1.A9 Sheet1.C4:Sheet1.C4 Sheet1.C5:Sheet1.C9 Sheet1.A4:Sheet1.A4 Sheet1.A5:Sheet1.A9 Sheet1.D4:Sheet1.D4 Sheet1.D5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1.02mm" svg:height="79.32mm" svg:x="420.47mm" svg:y="0mm">
            <draw:object draw:notify-on-update-of-ranges="Sheet1.E4:Sheet1.E4 Sheet1.E5:Sheet1.E9 Sheet1.F4:Sheet1.F4 Sheet1.F5:Sheet1.F9 Sheet1.E4:Sheet1.E4 Sheet1.E5:Sheet1.E9 Sheet1.G4:Sheet1.G4 Sheet1.G5:Sheet1.G9 Sheet1.E4:Sheet1.E4 Sheet1.E5:Sheet1.E9 Sheet1.H4:Sheet1.H4 Sheet1.H5:Sheet1.H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0.68mm" svg:y="82.8mm">
            <draw:object draw:notify-on-update-of-ranges="Sheet1.A4:Sheet1.A4 Sheet1.A5:Sheet1.A8 Sheet1.B4:Sheet1.B4 Sheet1.B5:Sheet1.B8 Sheet1.A4:Sheet1.A4 Sheet1.A5:Sheet1.A8 Sheet1.C4:Sheet1.C4 Sheet1.C5:Sheet1.C8 Sheet1.A4:Sheet1.A4 Sheet1.A5:Sheet1.A8 Sheet1.D4:Sheet1.D4 Sheet1.D5:Sheet1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55.44mm" svg:y="81.75mm">
            <draw:object draw:notify-on-update-of-ranges="Sheet1.E4:Sheet1.E4 Sheet1.E5:Sheet1.E8 Sheet1.F4:Sheet1.F4 Sheet1.F5:Sheet1.F8 Sheet1.E4:Sheet1.E4 Sheet1.E5:Sheet1.E8 Sheet1.G4:Sheet1.G4 Sheet1.G5:Sheet1.G8 Sheet1.E4:Sheet1.E4 Sheet1.E5:Sheet1.E8 Sheet1.H4:Sheet1.H4 Sheet1.H5:Sheet1.H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0.55mm" svg:y="157.71mm">
            <draw:object draw:notify-on-update-of-ranges="Sheet1.A25:Sheet1.A25 Sheet1.A26:Sheet1.A28 Sheet1.B25:Sheet1.B25 Sheet1.B26:Sheet1.B28 Sheet1.A25:Sheet1.A25 Sheet1.A26:Sheet1.A28 Sheet1.C25:Sheet1.C25 Sheet1.C26:Sheet1.C28 Sheet1.A25:Sheet1.A25 Sheet1.A26:Sheet1.A28 Sheet1.D25:Sheet1.D25 Sheet1.D26:Sheet1.D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72mm" svg:y="159.32mm">
            <draw:object draw:notify-on-update-of-ranges="Sheet1.E25:Sheet1.E25 Sheet1.E26:Sheet1.E28 Sheet1.F25:Sheet1.F25 Sheet1.F26:Sheet1.F28 Sheet1.E25:Sheet1.E25 Sheet1.E26:Sheet1.E28 Sheet1.G25:Sheet1.G25 Sheet1.G26:Sheet1.G28 Sheet1.E25:Sheet1.E25 Sheet1.E26:Sheet1.E28 Sheet1.H25:Sheet1.H25 Sheet1.H26:Sheet1.H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5.63mm" svg:height="76.29mm" svg:x="0.73mm" svg:y="326.91mm">
            <draw:object draw:notify-on-update-of-ranges="Sheet1.A65:Sheet1.A66 Sheet1.A67:Sheet1.A71 Sheet1.B65:Sheet1.B66 Sheet1.B67:Sheet1.B71 Sheet1.A65:Sheet1.A66 Sheet1.A67:Sheet1.A71 Sheet1.F65:Sheet1.F66 Sheet1.F67:Sheet1.F7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36.59mm" svg:height="76.83mm" svg:x="0mm" svg:y="405mm">
            <draw:object draw:notify-on-update-of-ranges="Sheet1.A66:Sheet1.A66 Sheet1.A67:Sheet1.A71 Sheet1.C65:Sheet1.C66 Sheet1.C67:Sheet1.C71 Sheet1.A66:Sheet1.A66 Sheet1.A67:Sheet1.A71 Sheet1.G65:Sheet1.G66 Sheet1.G67:Sheet1.G7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34.57mm" svg:height="75.69mm" svg:x="0mm" svg:y="485.75mm">
            <draw:object draw:notify-on-update-of-ranges="Sheet1.A66:Sheet1.A66 Sheet1.A67:Sheet1.A71 Sheet1.D65:Sheet1.D66 Sheet1.D67:Sheet1.D71 Sheet1.A66:Sheet1.A66 Sheet1.A67:Sheet1.A71 Sheet1.H65:Sheet1.H66 Sheet1.H67:Sheet1.H7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DocSize</text:p>
          </table:table-cell>
          <table:table-cell table:style-name="ce1" office:value-type="float" office:value="1000000" calcext:value-type="float">
            <text:p>1000000</text:p>
          </table:table-cell>
          <table:table-cell table:number-columns-repeated="2"/>
          <table:table-cell table:style-name="ce1" office:value-type="string" calcext:value-type="string">
            <text:p>DocSize</text:p>
          </table:table-cell>
          <table:table-cell table:style-name="ce1" office:value-type="float" office:value="2000000" calcext:value-type="float">
            <text:p>2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ictionary Leng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Dictionary Leng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cessor count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ccessor count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1.813326" calcext:value-type="float">
            <text:p>1091.813326</text:p>
          </table:table-cell>
          <table:table-cell office:value-type="float" office:value="464.624405" calcext:value-type="float">
            <text:p>464.624405</text:p>
          </table:table-cell>
          <table:table-cell office:value-type="float" office:value="1556.442976" calcext:value-type="float">
            <text:p>1556.442976</text:p>
          </table:table-cell>
          <table:table-cell office:value-type="float" office:value="1" calcext:value-type="float">
            <text:p>1</text:p>
          </table:table-cell>
          <table:table-cell office:value-type="float" office:value="2206.599474" calcext:value-type="float">
            <text:p>2206.599474</text:p>
          </table:table-cell>
          <table:table-cell office:value-type="float" office:value="1212.07881" calcext:value-type="float">
            <text:p>1212.07881</text:p>
          </table:table-cell>
          <table:table-cell office:value-type="float" office:value="3418.683052" calcext:value-type="float">
            <text:p>3418.68305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6.49992" calcext:value-type="float">
            <text:p>1096.49992</text:p>
          </table:table-cell>
          <table:table-cell office:value-type="float" office:value="428.498507" calcext:value-type="float">
            <text:p>428.498507</text:p>
          </table:table-cell>
          <table:table-cell office:value-type="float" office:value="1525.004148" calcext:value-type="float">
            <text:p>1525.004148</text:p>
          </table:table-cell>
          <table:table-cell office:value-type="float" office:value="2" calcext:value-type="float">
            <text:p>2</text:p>
          </table:table-cell>
          <table:table-cell office:value-type="float" office:value="2237.687588" calcext:value-type="float">
            <text:p>2237.687588</text:p>
          </table:table-cell>
          <table:table-cell office:value-type="float" office:value="1003.763199" calcext:value-type="float">
            <text:p>1003.763199</text:p>
          </table:table-cell>
          <table:table-cell office:value-type="float" office:value="3241.455793" calcext:value-type="float">
            <text:p>3241.45579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8.232965" calcext:value-type="float">
            <text:p>1118.232965</text:p>
          </table:table-cell>
          <table:table-cell office:value-type="float" office:value="350.189686" calcext:value-type="float">
            <text:p>350.189686</text:p>
          </table:table-cell>
          <table:table-cell office:value-type="float" office:value="1468.429804" calcext:value-type="float">
            <text:p>1468.429804</text:p>
          </table:table-cell>
          <table:table-cell office:value-type="float" office:value="4" calcext:value-type="float">
            <text:p>4</text:p>
          </table:table-cell>
          <table:table-cell office:value-type="float" office:value="2207.108498" calcext:value-type="float">
            <text:p>2207.108498</text:p>
          </table:table-cell>
          <table:table-cell office:value-type="float" office:value="803.728819" calcext:value-type="float">
            <text:p>803.728819</text:p>
          </table:table-cell>
          <table:table-cell office:value-type="float" office:value="3010.843515" calcext:value-type="float">
            <text:p>3010.84351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4.082031" calcext:value-type="float">
            <text:p>2434.082031</text:p>
          </table:table-cell>
          <table:table-cell office:value-type="float" office:value="551.880598" calcext:value-type="float">
            <text:p>551.880598</text:p>
          </table:table-cell>
          <table:table-cell office:value-type="float" office:value="2985.969067" calcext:value-type="float">
            <text:p>2985.969067</text:p>
          </table:table-cell>
          <table:table-cell office:value-type="float" office:value="8" calcext:value-type="float">
            <text:p>8</text:p>
          </table:table-cell>
          <table:table-cell office:value-type="float" office:value="4910.181046" calcext:value-type="float">
            <text:p>4910.181046</text:p>
          </table:table-cell>
          <table:table-cell office:value-type="float" office:value="1153.900862" calcext:value-type="float">
            <text:p>1153.900862</text:p>
          </table:table-cell>
          <table:table-cell office:value-type="float" office:value="6064.092636" calcext:value-type="float">
            <text:p>6064.09263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2.767477" calcext:value-type="float">
            <text:p>4842.767477</text:p>
          </table:table-cell>
          <table:table-cell office:value-type="float" office:value="7232.811928" calcext:value-type="float">
            <text:p>7232.811928</text:p>
          </table:table-cell>
          <table:table-cell office:value-type="float" office:value="12075.587988" calcext:value-type="float">
            <text:p>12075.587988</text:p>
          </table:table-cell>
          <table:table-cell office:value-type="float" office:value="16" calcext:value-type="float">
            <text:p>16</text:p>
          </table:table-cell>
          <table:table-cell office:value-type="float" office:value="9430.687666" calcext:value-type="float">
            <text:p>9430.687666</text:p>
          </table:table-cell>
          <table:table-cell office:value-type="float" office:value="63110.571384" calcext:value-type="float">
            <text:p>63110.571384</text:p>
          </table:table-cell>
          <table:table-cell office:value-type="float" office:value="72541.264534" calcext:value-type="float">
            <text:p>72541.2645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ocSize</text:p>
          </table:table-cell>
          <table:table-cell table:style-name="ce1" office:value-type="float" office:value="1000000" calcext:value-type="float">
            <text:p>1000000</text:p>
          </table:table-cell>
          <table:table-cell table:number-columns-repeated="2"/>
          <table:table-cell table:style-name="ce1" office:value-type="string" calcext:value-type="string">
            <text:p>DocSize</text:p>
          </table:table-cell>
          <table:table-cell table:style-name="ce1" office:value-type="float" office:value="1000000" calcext:value-type="float">
            <text:p>1000000</text:p>
          </table:table-cell>
          <table:table-cell table:number-columns-repeated="2"/>
          <table:table-cell table:style-name="ce1" office:value-type="string" calcext:value-type="string">
            <text:p>DocSize</text:p>
          </table:table-cell>
          <table:table-cell table:style-name="ce1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ctionary Length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Dictionary Length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Dictionary Length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ccessor count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ccessor count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ccessor count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1.793566" calcext:value-type="float">
            <text:p>1811.793566</text:p>
          </table:table-cell>
          <table:table-cell office:value-type="float" office:value="818.03441" calcext:value-type="float">
            <text:p>818.03441</text:p>
          </table:table-cell>
          <table:table-cell office:value-type="float" office:value="2629.833221" calcext:value-type="float">
            <text:p>2629.833221</text:p>
          </table:table-cell>
          <table:table-cell office:value-type="float" office:value="1" calcext:value-type="float">
            <text:p>1</text:p>
          </table:table-cell>
          <table:table-cell office:value-type="float" office:value="1812.492371" calcext:value-type="float">
            <text:p>1812.492371</text:p>
          </table:table-cell>
          <table:table-cell office:value-type="float" office:value="818.365812" calcext:value-type="float">
            <text:p>818.365812</text:p>
          </table:table-cell>
          <table:table-cell office:value-type="float" office:value="2630.864143" calcext:value-type="float">
            <text:p>2630.864143</text:p>
          </table:table-cell>
          <table:table-cell office:value-type="float" office:value="1" calcext:value-type="float">
            <text:p>1</text:p>
          </table:table-cell>
          <table:table-cell office:value-type="float" office:value="1825.470448" calcext:value-type="float">
            <text:p>1825.470448</text:p>
          </table:table-cell>
          <table:table-cell office:value-type="float" office:value="818.930387" calcext:value-type="float">
            <text:p>818.930387</text:p>
          </table:table-cell>
          <table:table-cell office:value-type="float" office:value="2644.405365" calcext:value-type="float">
            <text:p>2644.40536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15.045118" calcext:value-type="float">
            <text:p>1815.045118</text:p>
          </table:table-cell>
          <table:table-cell office:value-type="float" office:value="635.652542" calcext:value-type="float">
            <text:p>635.652542</text:p>
          </table:table-cell>
          <table:table-cell office:value-type="float" office:value="2450.702906" calcext:value-type="float">
            <text:p>2450.702906</text:p>
          </table:table-cell>
          <table:table-cell office:value-type="float" office:value="2" calcext:value-type="float">
            <text:p>2</text:p>
          </table:table-cell>
          <table:table-cell office:value-type="float" office:value="1816.076517" calcext:value-type="float">
            <text:p>1816.076517</text:p>
          </table:table-cell>
          <table:table-cell office:value-type="float" office:value="641.795874" calcext:value-type="float">
            <text:p>641.795874</text:p>
          </table:table-cell>
          <table:table-cell office:value-type="float" office:value="2457.877398" calcext:value-type="float">
            <text:p>2457.877398</text:p>
          </table:table-cell>
          <table:table-cell office:value-type="float" office:value="2" calcext:value-type="float">
            <text:p>2</text:p>
          </table:table-cell>
          <table:table-cell office:value-type="float" office:value="1814.378977" calcext:value-type="float">
            <text:p>1814.378977</text:p>
          </table:table-cell>
          <table:table-cell office:value-type="float" office:value="638.250351" calcext:value-type="float">
            <text:p>638.250351</text:p>
          </table:table-cell>
          <table:table-cell office:value-type="float" office:value="2452.634096" calcext:value-type="float">
            <text:p>2452.63409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2.768621" calcext:value-type="float">
            <text:p>1892.768621</text:p>
          </table:table-cell>
          <table:table-cell office:value-type="float" office:value="503.243446" calcext:value-type="float">
            <text:p>503.243446</text:p>
          </table:table-cell>
          <table:table-cell office:value-type="float" office:value="2396.016359" calcext:value-type="float">
            <text:p>2396.016359</text:p>
          </table:table-cell>
          <table:table-cell office:value-type="float" office:value="4" calcext:value-type="float">
            <text:p>4</text:p>
          </table:table-cell>
          <table:table-cell office:value-type="float" office:value="1907.280922" calcext:value-type="float">
            <text:p>1907.280922</text:p>
          </table:table-cell>
          <table:table-cell office:value-type="float" office:value="478.472233" calcext:value-type="float">
            <text:p>478.472233</text:p>
          </table:table-cell>
          <table:table-cell office:value-type="float" office:value="2385.762215" calcext:value-type="float">
            <text:p>2385.762215</text:p>
          </table:table-cell>
          <table:table-cell office:value-type="float" office:value="4" calcext:value-type="float">
            <text:p>4</text:p>
          </table:table-cell>
          <table:table-cell office:value-type="float" office:value="1829.786062" calcext:value-type="float">
            <text:p>1829.786062</text:p>
          </table:table-cell>
          <table:table-cell office:value-type="float" office:value="484.972954" calcext:value-type="float">
            <text:p>484.972954</text:p>
          </table:table-cell>
          <table:table-cell office:value-type="float" office:value="2314.775467" calcext:value-type="float">
            <text:p>2314.77546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50.93503" calcext:value-type="float">
            <text:p>4050.93503</text:p>
          </table:table-cell>
          <table:table-cell office:value-type="float" office:value="687.002897" calcext:value-type="float">
            <text:p>687.002897</text:p>
          </table:table-cell>
          <table:table-cell office:value-type="float" office:value="4737.944603" calcext:value-type="float">
            <text:p>4737.944603</text:p>
          </table:table-cell>
          <table:table-cell office:value-type="float" office:value="8" calcext:value-type="float">
            <text:p>8</text:p>
          </table:table-cell>
          <table:table-cell office:value-type="float" office:value="4130.916357" calcext:value-type="float">
            <text:p>4130.916357</text:p>
          </table:table-cell>
          <table:table-cell office:value-type="float" office:value="708.434343" calcext:value-type="float">
            <text:p>708.434343</text:p>
          </table:table-cell>
          <table:table-cell office:value-type="float" office:value="4839.356184" calcext:value-type="float">
            <text:p>4839.356184</text:p>
          </table:table-cell>
          <table:table-cell office:value-type="float" office:value="8" calcext:value-type="float">
            <text:p>8</text:p>
          </table:table-cell>
          <table:table-cell office:value-type="float" office:value="4039.84952" calcext:value-type="float">
            <text:p>4039.84952</text:p>
          </table:table-cell>
          <table:table-cell office:value-type="float" office:value="683.339119" calcext:value-type="float">
            <text:p>683.339119</text:p>
          </table:table-cell>
          <table:table-cell office:value-type="float" office:value="4723.193884" calcext:value-type="float">
            <text:p>4723.193884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89.244986" calcext:value-type="float">
            <text:p>8189.244986</text:p>
          </table:table-cell>
          <table:table-cell office:value-type="float" office:value="32581.519842" calcext:value-type="float">
            <text:p>32581.519842</text:p>
          </table:table-cell>
          <table:table-cell office:value-type="float" office:value="40770.774364" calcext:value-type="float">
            <text:p>40770.774364</text:p>
          </table:table-cell>
          <table:table-cell office:value-type="float" office:value="16" calcext:value-type="float">
            <text:p>16</text:p>
          </table:table-cell>
          <table:table-cell office:value-type="float" office:value="8227.512598" calcext:value-type="float">
            <text:p>8227.512598</text:p>
          </table:table-cell>
          <table:table-cell office:value-type="float" office:value="20204.510212" calcext:value-type="float">
            <text:p>20204.510212</text:p>
          </table:table-cell>
          <table:table-cell office:value-type="float" office:value="28432.030678" calcext:value-type="float">
            <text:p>28432.030678</text:p>
          </table:table-cell>
          <table:table-cell office:value-type="float" office:value="16" calcext:value-type="float">
            <text:p>16</text:p>
          </table:table-cell>
          <table:table-cell office:value-type="float" office:value="8058.221102" calcext:value-type="float">
            <text:p>8058.221102</text:p>
          </table:table-cell>
          <table:table-cell office:value-type="float" office:value="32959.721804" calcext:value-type="float">
            <text:p>32959.721804</text:p>
          </table:table-cell>
          <table:table-cell office:value-type="float" office:value="41017.949343" calcext:value-type="float">
            <text:p>41017.94934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Proccessor cou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Proccessor coun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K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otal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formula="of:=[.B15]" office:value-type="float" office:value="1811.793566" calcext:value-type="float">
            <text:p>1811.793566</text:p>
          </table:table-cell>
          <table:table-cell table:formula="of:=[.C15]" office:value-type="float" office:value="818.03441" calcext:value-type="float">
            <text:p>818.03441</text:p>
          </table:table-cell>
          <table:table-cell table:formula="of:=[.D15]" office:value-type="float" office:value="2629.833221" calcext:value-type="float">
            <text:p>2629.833221</text:p>
          </table:table-cell>
          <table:table-cell table:style-name="Default" office:value-type="float" office:value="2" calcext:value-type="float">
            <text:p>2</text:p>
          </table:table-cell>
          <table:table-cell table:formula="of:=[.B16]" office:value-type="float" office:value="1815.045118" calcext:value-type="float">
            <text:p>1815.045118</text:p>
          </table:table-cell>
          <table:table-cell table:formula="of:=[.C16]" office:value-type="float" office:value="635.652542" calcext:value-type="float">
            <text:p>635.652542</text:p>
          </table:table-cell>
          <table:table-cell table:formula="of:=[.D16]" office:value-type="float" office:value="2450.702906" calcext:value-type="float">
            <text:p>2450.702906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5]" office:value-type="float" office:value="1812.492371" calcext:value-type="float">
            <text:p>1812.492371</text:p>
          </table:table-cell>
          <table:table-cell table:formula="of:=[.G15]" office:value-type="float" office:value="818.365812" calcext:value-type="float">
            <text:p>818.365812</text:p>
          </table:table-cell>
          <table:table-cell table:formula="of:=[.H15]" office:value-type="float" office:value="2630.864143" calcext:value-type="float">
            <text:p>2630.864143</text:p>
          </table:table-cell>
          <table:table-cell office:value-type="float" office:value="4" calcext:value-type="float">
            <text:p>4</text:p>
          </table:table-cell>
          <table:table-cell table:formula="of:=[.F16]" office:value-type="float" office:value="1816.076517" calcext:value-type="float">
            <text:p>1816.076517</text:p>
          </table:table-cell>
          <table:table-cell table:formula="of:=[.G16]" office:value-type="float" office:value="641.795874" calcext:value-type="float">
            <text:p>641.795874</text:p>
          </table:table-cell>
          <table:table-cell table:formula="of:=[.H16]" office:value-type="float" office:value="2457.877398" calcext:value-type="float">
            <text:p>2457.877398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J15]" office:value-type="float" office:value="1825.470448" calcext:value-type="float">
            <text:p>1825.470448</text:p>
          </table:table-cell>
          <table:table-cell table:formula="of:=[.K15]" office:value-type="float" office:value="818.930387" calcext:value-type="float">
            <text:p>818.930387</text:p>
          </table:table-cell>
          <table:table-cell table:formula="of:=[.L15]" office:value-type="float" office:value="2644.405365" calcext:value-type="float">
            <text:p>2644.405365</text:p>
          </table:table-cell>
          <table:table-cell office:value-type="float" office:value="8" calcext:value-type="float">
            <text:p>8</text:p>
          </table:table-cell>
          <table:table-cell table:formula="of:=[.J16]" office:value-type="float" office:value="1814.378977" calcext:value-type="float">
            <text:p>1814.378977</text:p>
          </table:table-cell>
          <table:table-cell table:formula="of:=[.K16]" office:value-type="float" office:value="638.250351" calcext:value-type="float">
            <text:p>638.250351</text:p>
          </table:table-cell>
          <table:table-cell table:formula="of:=[.L16]" office:value-type="float" office:value="2452.634096" calcext:value-type="float">
            <text:p>2452.634096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Proccessor coun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B17]" office:value-type="float" office:value="1892.768621" calcext:value-type="float">
            <text:p>1892.768621</text:p>
          </table:table-cell>
          <table:table-cell table:formula="of:=[.C17]" office:value-type="float" office:value="503.243446" calcext:value-type="float">
            <text:p>503.243446</text:p>
          </table:table-cell>
          <table:table-cell table:formula="of:=[.D17]" office:value-type="float" office:value="2396.016359" calcext:value-type="float">
            <text:p>2396.0163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F17]" office:value-type="float" office:value="1907.280922" calcext:value-type="float">
            <text:p>1907.280922</text:p>
          </table:table-cell>
          <table:table-cell table:formula="of:=[.G17]" office:value-type="float" office:value="478.472233" calcext:value-type="float">
            <text:p>478.472233</text:p>
          </table:table-cell>
          <table:table-cell table:formula="of:=[.H17]" office:value-type="float" office:value="2385.762215" calcext:value-type="float">
            <text:p>2385.7622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J17]" office:value-type="float" office:value="1829.786062" calcext:value-type="float">
            <text:p>1829.786062</text:p>
          </table:table-cell>
          <table:table-cell table:formula="of:=[.K17]" office:value-type="float" office:value="484.972954" calcext:value-type="float">
            <text:p>484.972954</text:p>
          </table:table-cell>
          <table:table-cell table:formula="of:=[.L17]" office:value-type="float" office:value="2314.775467" calcext:value-type="float">
            <text:p>2314.775467</text:p>
          </table:table-cell>
          <table:table-cell table:number-columns-repeated="1018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office:value-type="string" calcext:value-type="string">
            <text:p>Effects of Dictionary Length</text:p>
          </table:table-cell>
          <table:table-cell table:number-columns-repeated="1023"/>
        </table:table-row>
        <table:table-row table:style-name="ro1">
          <table:table-cell table:style-name="Default" table:formula="of:=[.E1]" office:value-type="string" office:string-value="DocSize" calcext:value-type="string">
            <text:p>DocSize</text:p>
          </table:table-cell>
          <table:table-cell table:style-name="Default" table:formula="of:=[.F1]" office:value-type="float" office:value="2000000" calcext:value-type="float">
            <text:p>2000000</text:p>
          </table:table-cell>
          <table:table-cell table:style-name="Default" table:number-columns-repeated="2"/>
          <table:table-cell table:style-name="Default" table:formula="of:=[.E11]" office:value-type="string" office:string-value="DocSize" calcext:value-type="string">
            <text:p>DocSize</text:p>
          </table:table-cell>
          <table:table-cell table:style-name="Default" table:formula="of:=[.F11]" office:value-type="float" office:value="1000000" calcext:value-type="float">
            <text:p>10000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formula="of:=[.E2]" office:value-type="string" office:string-value="Dictionary Length" calcext:value-type="string">
            <text:p>Dictionary Length</text:p>
          </table:table-cell>
          <table:table-cell table:style-name="Default" table:formula="of:=[.F2]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table:formula="of:=[.E12]" office:value-type="string" office:string-value="Dictionary Length" calcext:value-type="string">
            <text:p>Dictionary Length</text:p>
          </table:table-cell>
          <table:table-cell table:style-name="Default" table:formula="of:=[.F12]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formula="of:=[.E3]" office:value-type="string" office:string-value="k" calcext:value-type="string">
            <text:p>k</text:p>
          </table:table-cell>
          <table:table-cell table:style-name="Default" table:formula="of:=[.F3]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table:formula="of:=[.E13]" office:value-type="string" office:string-value="k" calcext:value-type="string">
            <text:p>k</text:p>
          </table:table-cell>
          <table:table-cell table:style-name="Default" table:formula="of:=[.F13]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1<text:span text:style-name="T1">st</text:span></text:p>
          </table:table-cell>
          <table:table-cell table:style-name="Default" office:value-type="string" calcext:value-type="string">
            <text:p>1<text:span text:style-name="T1">st</text:span></text:p>
          </table:table-cell>
          <table:table-cell table:style-name="Default" office:value-type="string" calcext:value-type="string">
            <text:p>1<text:span text:style-name="T1">st</text:span></text:p>
          </table:table-cell>
          <table:table-cell table:style-name="Default"/>
          <table:table-cell table:style-name="Default" office:value-type="string" calcext:value-type="string">
            <text:p>2<text:span text:style-name="T1">nd</text:span></text:p>
          </table:table-cell>
          <table:table-cell table:style-name="Default" office:value-type="string" calcext:value-type="string">
            <text:p>2<text:span text:style-name="T1">nd</text:span></text:p>
          </table:table-cell>
          <table:table-cell table:style-name="Default" office:value-type="string" calcext:value-type="string">
            <text:p>2<text:span text:style-name="T1">nd</text:span></text:p>
          </table:table-cell>
          <table:table-cell table:number-columns-repeated="1016"/>
        </table:table-row>
        <table:table-row table:style-name="ro1">
          <table:table-cell table:formula="of:=[.E4]" office:value-type="string" office:string-value="Proccessor count" calcext:value-type="string">
            <text:p>Proccessor count</text:p>
          </table:table-cell>
          <table:table-cell table:formula="of:=[.F4]" office:value-type="string" office:string-value="Sequential" calcext:value-type="string">
            <text:p>Sequential</text:p>
          </table:table-cell>
          <table:table-cell table:formula="of:=[.G4]" office:value-type="string" office:string-value="Parallel" calcext:value-type="string">
            <text:p>Parallel</text:p>
          </table:table-cell>
          <table:table-cell table:formula="of:=[.H4]" office:value-type="string" office:string-value="Total" calcext:value-type="string">
            <text:p>Total</text:p>
          </table:table-cell>
          <table:table-cell table:formula="of:=[.E14]" office:value-type="string" office:string-value="Proccessor count" calcext:value-type="string">
            <text:p>Proccessor count</text:p>
          </table:table-cell>
          <table:table-cell table:formula="of:=[.F14]" office:value-type="string" office:string-value="Sequential" calcext:value-type="string">
            <text:p>Sequential</text:p>
          </table:table-cell>
          <table:table-cell table:formula="of:=[.G14]" office:value-type="string" office:string-value="Parallel" calcext:value-type="string">
            <text:p>Parallel</text:p>
          </table:table-cell>
          <table:table-cell table:formula="of:=[.H14]" office:value-type="string" office:string-value="Total" calcext:value-type="string">
            <text:p>Total</text:p>
          </table:table-cell>
          <table:table-cell table:number-columns-repeated="1016"/>
        </table:table-row>
        <table:table-row table:style-name="ro1">
          <table:table-cell table:formula="of:=[.E5]" office:value-type="float" office:value="1" calcext:value-type="float">
            <text:p>1</text:p>
          </table:table-cell>
          <table:table-cell table:formula="of:=[.F5]" office:value-type="float" office:value="2206.599474" calcext:value-type="float">
            <text:p>2206.599474</text:p>
          </table:table-cell>
          <table:table-cell table:formula="of:=[.G5]" office:value-type="float" office:value="1212.07881" calcext:value-type="float">
            <text:p>1212.07881</text:p>
          </table:table-cell>
          <table:table-cell table:formula="of:=[.H5]" office:value-type="float" office:value="3418.683052" calcext:value-type="float">
            <text:p>3418.683052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812.492371" calcext:value-type="float">
            <text:p>1812.492371</text:p>
          </table:table-cell>
          <table:table-cell table:formula="of:=[.G15]" office:value-type="float" office:value="818.365812" calcext:value-type="float">
            <text:p>818.365812</text:p>
          </table:table-cell>
          <table:table-cell table:formula="of:=[.H15]" office:value-type="float" office:value="2630.864143" calcext:value-type="float">
            <text:p>2630.864143</text:p>
          </table:table-cell>
          <table:table-cell table:number-columns-repeated="1016"/>
        </table:table-row>
        <table:table-row table:style-name="ro1">
          <table:table-cell table:formula="of:=[.E6]" office:value-type="float" office:value="2" calcext:value-type="float">
            <text:p>2</text:p>
          </table:table-cell>
          <table:table-cell table:formula="of:=[.F6]" office:value-type="float" office:value="2237.687588" calcext:value-type="float">
            <text:p>2237.687588</text:p>
          </table:table-cell>
          <table:table-cell table:formula="of:=[.G6]" office:value-type="float" office:value="1003.763199" calcext:value-type="float">
            <text:p>1003.763199</text:p>
          </table:table-cell>
          <table:table-cell table:formula="of:=[.H6]" office:value-type="float" office:value="3241.455793" calcext:value-type="float">
            <text:p>3241.455793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816.076517" calcext:value-type="float">
            <text:p>1816.076517</text:p>
          </table:table-cell>
          <table:table-cell table:formula="of:=[.G16]" office:value-type="float" office:value="641.795874" calcext:value-type="float">
            <text:p>641.795874</text:p>
          </table:table-cell>
          <table:table-cell table:formula="of:=[.H16]" office:value-type="float" office:value="2457.877398" calcext:value-type="float">
            <text:p>2457.877398</text:p>
          </table:table-cell>
          <table:table-cell table:number-columns-repeated="1016"/>
        </table:table-row>
        <table:table-row table:style-name="ro1">
          <table:table-cell table:formula="of:=[.E7]" office:value-type="float" office:value="4" calcext:value-type="float">
            <text:p>4</text:p>
          </table:table-cell>
          <table:table-cell table:formula="of:=[.F7]" office:value-type="float" office:value="2207.108498" calcext:value-type="float">
            <text:p>2207.108498</text:p>
          </table:table-cell>
          <table:table-cell table:formula="of:=[.G7]" office:value-type="float" office:value="803.728819" calcext:value-type="float">
            <text:p>803.728819</text:p>
          </table:table-cell>
          <table:table-cell table:formula="of:=[.H7]" office:value-type="float" office:value="3010.843515" calcext:value-type="float">
            <text:p>3010.843515</text:p>
          </table:table-cell>
          <table:table-cell table:formula="of:=[.E17]" office:value-type="float" office:value="4" calcext:value-type="float">
            <text:p>4</text:p>
          </table:table-cell>
          <table:table-cell table:formula="of:=[.F17]" office:value-type="float" office:value="1907.280922" calcext:value-type="float">
            <text:p>1907.280922</text:p>
          </table:table-cell>
          <table:table-cell table:formula="of:=[.G17]" office:value-type="float" office:value="478.472233" calcext:value-type="float">
            <text:p>478.472233</text:p>
          </table:table-cell>
          <table:table-cell table:formula="of:=[.H17]" office:value-type="float" office:value="2385.762215" calcext:value-type="float">
            <text:p>2385.762215</text:p>
          </table:table-cell>
          <table:table-cell table:number-columns-repeated="1016"/>
        </table:table-row>
        <table:table-row table:style-name="ro1">
          <table:table-cell table:formula="of:=[.E8]" office:value-type="float" office:value="8" calcext:value-type="float">
            <text:p>8</text:p>
          </table:table-cell>
          <table:table-cell table:formula="of:=[.F8]" office:value-type="float" office:value="4910.181046" calcext:value-type="float">
            <text:p>4910.181046</text:p>
          </table:table-cell>
          <table:table-cell table:formula="of:=[.G8]" office:value-type="float" office:value="1153.900862" calcext:value-type="float">
            <text:p>1153.900862</text:p>
          </table:table-cell>
          <table:table-cell table:formula="of:=[.H8]" office:value-type="float" office:value="6064.092636" calcext:value-type="float">
            <text:p>6064.092636</text:p>
          </table:table-cell>
          <table:table-cell table:formula="of:=[.E18]" office:value-type="float" office:value="8" calcext:value-type="float">
            <text:p>8</text:p>
          </table:table-cell>
          <table:table-cell table:formula="of:=[.F18]" office:value-type="float" office:value="4130.916357" calcext:value-type="float">
            <text:p>4130.916357</text:p>
          </table:table-cell>
          <table:table-cell table:formula="of:=[.G18]" office:value-type="float" office:value="708.434343" calcext:value-type="float">
            <text:p>708.434343</text:p>
          </table:table-cell>
          <table:table-cell table:formula="of:=[.H18]" office:value-type="float" office:value="4839.356184" calcext:value-type="float">
            <text:p>4839.356184</text:p>
          </table:table-cell>
          <table:table-cell table:number-columns-repeated="1016"/>
        </table:table-row>
        <table:table-row table:style-name="ro1">
          <table:table-cell table:formula="of:=[.E9]" office:value-type="float" office:value="16" calcext:value-type="float">
            <text:p>16</text:p>
          </table:table-cell>
          <table:table-cell table:formula="of:=[.F9]" office:value-type="float" office:value="9430.687666" calcext:value-type="float">
            <text:p>9430.687666</text:p>
          </table:table-cell>
          <table:table-cell table:formula="of:=[.G9]" office:value-type="float" office:value="63110.571384" calcext:value-type="float">
            <text:p>63110.571384</text:p>
          </table:table-cell>
          <table:table-cell table:formula="of:=[.H9]" office:value-type="float" office:value="72541.264534" calcext:value-type="float">
            <text:p>72541.264534</text:p>
          </table:table-cell>
          <table:table-cell table:formula="of:=[.E19]" office:value-type="float" office:value="16" calcext:value-type="float">
            <text:p>16</text:p>
          </table:table-cell>
          <table:table-cell table:formula="of:=[.F19]" office:value-type="float" office:value="8227.512598" calcext:value-type="float">
            <text:p>8227.512598</text:p>
          </table:table-cell>
          <table:table-cell table:formula="of:=[.G19]" office:value-type="float" office:value="20204.510212" calcext:value-type="float">
            <text:p>20204.510212</text:p>
          </table:table-cell>
          <table:table-cell table:formula="of:=[.H19]" office:value-type="float" office:value="28432.030678" calcext:value-type="float">
            <text:p>28432.030678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4:56:34.866702768</meta:creation-date>
    <meta:generator>LibreOffice/6.0.7.3$Linux_X86_64 LibreOffice_project/00m0$Build-3</meta:generator>
    <dc:date>2019-04-07T17:34:30.281619485</dc:date>
    <meta:editing-duration>PT1H4M26S</meta:editing-duration>
    <meta:editing-cycles>5</meta:editing-cycles>
    <meta:document-statistic meta:table-count="1" meta:cell-count="27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97cm" svg:height="7.465cm" xlink:href=".." xlink:type="simple" chart:class="chart:scatter" chart:style-name="ch1">
        <chart:legend chart:legend-position="end" svg:x="9.839cm" svg:y="2.935cm" style:legend-expansion="high" chart:style-name="ch2"/>
        <chart:plot-area chart:style-name="ch3" table:cell-range-address="Sheet1.A4:Sheet1.D9" chart:data-source-has-labels="row" svg:x="0.255cm" svg:y="0.149cm" svg:width="9.329cm" svg:height="7.167cm">
          <chartooo:coordinate-region svg:x="1.247cm" svg:y="0.348cm" svg:width="7.965cm" svg:height="6.3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7" chart:values-cell-range-address="Sheet1.C5:Sheet1.C9" chart:label-cell-address="Sheet1.C4:Sheet1.C4" chart:class="chart:scatter">
            <chart:data-point chart:repeated="5"/>
          </chart:series>
          <chart:series chart:style-name="ch8" chart:values-cell-range-address="Sheet1.D5:Sheet1.D9" chart:label-cell-address="Sheet1.D4:Sheet1.D4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</text:p>
                <draw:g>
                  <svg:desc>Sheet1.B4:Sheet1.B4</svg:desc>
                </draw:g>
              </table:table-cell>
              <table:table-cell office:value-type="string">
                <text:p>Parallel</text:p>
                <draw:g>
                  <svg:desc>Sheet1.C4:Sheet1.C4</svg:desc>
                </draw:g>
              </table:table-cell>
              <table:table-cell office:value-type="string">
                <text:p>Total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9</svg:desc>
                </draw:g>
              </table:table-cell>
              <table:table-cell office:value-type="float" office:value="1091.813326">
                <text:p>1091.813326</text:p>
                <draw:g>
                  <svg:desc>Sheet1.B5:Sheet1.B9</svg:desc>
                </draw:g>
              </table:table-cell>
              <table:table-cell office:value-type="float" office:value="464.624405">
                <text:p>464.624405</text:p>
                <draw:g>
                  <svg:desc>Sheet1.C5:Sheet1.C9</svg:desc>
                </draw:g>
              </table:table-cell>
              <table:table-cell office:value-type="float" office:value="1556.442976">
                <text:p>1556.442976</text:p>
                <draw:g>
                  <svg:desc>Sheet1.D5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96.49992">
                <text:p>1096.49992</text:p>
              </table:table-cell>
              <table:table-cell office:value-type="float" office:value="428.498507">
                <text:p>428.498507</text:p>
              </table:table-cell>
              <table:table-cell office:value-type="float" office:value="1525.004148">
                <text:p>1525.004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8.232965">
                <text:p>1118.232965</text:p>
              </table:table-cell>
              <table:table-cell office:value-type="float" office:value="350.189686">
                <text:p>350.189686</text:p>
              </table:table-cell>
              <table:table-cell office:value-type="float" office:value="1468.429804">
                <text:p>1468.429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34.082031">
                <text:p>2434.082031</text:p>
              </table:table-cell>
              <table:table-cell office:value-type="float" office:value="551.880598">
                <text:p>551.880598</text:p>
              </table:table-cell>
              <table:table-cell office:value-type="float" office:value="2985.969067">
                <text:p>2985.969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842.767477">
                <text:p>4842.767477</text:p>
              </table:table-cell>
              <table:table-cell office:value-type="float" office:value="7232.811928">
                <text:p>7232.811928</text:p>
              </table:table-cell>
              <table:table-cell office:value-type="float" office:value="12075.587988">
                <text:p>12075.587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03cm" svg:height="7.933cm" xlink:href=".." xlink:type="simple" chart:class="chart:scatter" chart:style-name="ch1">
        <chart:legend chart:legend-position="end" svg:x="11.145cm" svg:y="3.169cm" style:legend-expansion="high" chart:style-name="ch2"/>
        <chart:plot-area chart:style-name="ch3" table:cell-range-address="Sheet1.E4:Sheet1.H9" chart:data-source-has-labels="row" svg:x="0.282cm" svg:y="0.158cm" svg:width="10.581cm" svg:height="7.617cm">
          <chartooo:coordinate-region svg:x="1.459cm" svg:y="0.357cm" svg:width="9.217cm" svg:height="6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9" chart:label-cell-address="Sheet1.F4:Sheet1.F4" chart:class="chart:scatter">
            <chart:domain table:cell-range-address="Sheet1.E5:Sheet1.E9"/>
            <chart:data-point chart:repeated="5"/>
          </chart:series>
          <chart:series chart:style-name="ch7" chart:values-cell-range-address="Sheet1.G5:Sheet1.G9" chart:label-cell-address="Sheet1.G4:Sheet1.G4" chart:class="chart:scatter">
            <chart:data-point chart:repeated="5"/>
          </chart:series>
          <chart:series chart:style-name="ch8" chart:values-cell-range-address="Sheet1.H5:Sheet1.H9" chart:label-cell-address="Sheet1.H4:Sheet1.H4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equential</text:p>
                <draw:g>
                  <svg:desc>Sheet1.F4:Sheet1.F4</svg:desc>
                </draw:g>
              </table:table-cell>
              <table:table-cell office:value-type="string">
                <text:p>Parallel</text:p>
                <draw:g>
                  <svg:desc>Sheet1.G4:Sheet1.G4</svg:desc>
                </draw:g>
              </table:table-cell>
              <table:table-cell office:value-type="string">
                <text:p>Total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5:Sheet1.E9</svg:desc>
                </draw:g>
              </table:table-cell>
              <table:table-cell office:value-type="float" office:value="2206.599474">
                <text:p>2206.599474</text:p>
                <draw:g>
                  <svg:desc>Sheet1.F5:Sheet1.F9</svg:desc>
                </draw:g>
              </table:table-cell>
              <table:table-cell office:value-type="float" office:value="1212.07881">
                <text:p>1212.07881</text:p>
                <draw:g>
                  <svg:desc>Sheet1.G5:Sheet1.G9</svg:desc>
                </draw:g>
              </table:table-cell>
              <table:table-cell office:value-type="float" office:value="3418.683052">
                <text:p>3418.683052</text:p>
                <draw:g>
                  <svg:desc>Sheet1.H5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37.687588">
                <text:p>2237.687588</text:p>
              </table:table-cell>
              <table:table-cell office:value-type="float" office:value="1003.763199">
                <text:p>1003.763199</text:p>
              </table:table-cell>
              <table:table-cell office:value-type="float" office:value="3241.455793">
                <text:p>3241.455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07.108498">
                <text:p>2207.108498</text:p>
              </table:table-cell>
              <table:table-cell office:value-type="float" office:value="803.728819">
                <text:p>803.728819</text:p>
              </table:table-cell>
              <table:table-cell office:value-type="float" office:value="3010.843515">
                <text:p>3010.843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910.181046">
                <text:p>4910.181046</text:p>
              </table:table-cell>
              <table:table-cell office:value-type="float" office:value="1153.900862">
                <text:p>1153.900862</text:p>
              </table:table-cell>
              <table:table-cell office:value-type="float" office:value="6064.092636">
                <text:p>6064.092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430.687666">
                <text:p>9430.687666</text:p>
              </table:table-cell>
              <table:table-cell office:value-type="float" office:value="63110.571384">
                <text:p>63110.571384</text:p>
              </table:table-cell>
              <table:table-cell office:value-type="float" office:value="72541.264534">
                <text:p>72541.2645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703cm" style:legend-expansion="high" chart:style-name="ch2"/>
        <chart:plot-area chart:style-name="ch3" table:cell-range-address="Sheet1.A4:Sheet1.D8" chart:data-source-has-labels="row" svg:x="0.32cm" svg:y="0.18cm" svg:width="12.402cm" svg:height="8.64cm">
          <chartooo:coordinate-region svg:x="1.312cm" svg:y="0.379cm" svg:width="11.3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8" chart:label-cell-address="Sheet1.B4:Sheet1.B4" chart:class="chart:scatter">
            <chart:domain table:cell-range-address="Sheet1.A5:Sheet1.A8"/>
            <chart:data-point chart:repeated="4"/>
          </chart:series>
          <chart:series chart:style-name="ch7" chart:values-cell-range-address="Sheet1.C5:Sheet1.C8" chart:label-cell-address="Sheet1.C4:Sheet1.C4" chart:class="chart:scatter">
            <chart:data-point chart:repeated="4"/>
          </chart:series>
          <chart:series chart:style-name="ch8" chart:values-cell-range-address="Sheet1.D5:Sheet1.D8" chart:label-cell-address="Sheet1.D4:Sheet1.D4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</text:p>
                <draw:g>
                  <svg:desc>Sheet1.B4:Sheet1.B4</svg:desc>
                </draw:g>
              </table:table-cell>
              <table:table-cell office:value-type="string">
                <text:p>Parallel</text:p>
                <draw:g>
                  <svg:desc>Sheet1.C4:Sheet1.C4</svg:desc>
                </draw:g>
              </table:table-cell>
              <table:table-cell office:value-type="string">
                <text:p>Total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8</svg:desc>
                </draw:g>
              </table:table-cell>
              <table:table-cell office:value-type="float" office:value="1091.813326">
                <text:p>1091.813326</text:p>
                <draw:g>
                  <svg:desc>Sheet1.B5:Sheet1.B8</svg:desc>
                </draw:g>
              </table:table-cell>
              <table:table-cell office:value-type="float" office:value="464.624405">
                <text:p>464.624405</text:p>
                <draw:g>
                  <svg:desc>Sheet1.C5:Sheet1.C8</svg:desc>
                </draw:g>
              </table:table-cell>
              <table:table-cell office:value-type="float" office:value="1556.442976">
                <text:p>1556.442976</text:p>
                <draw:g>
                  <svg:desc>Sheet1.D5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96.49992">
                <text:p>1096.49992</text:p>
              </table:table-cell>
              <table:table-cell office:value-type="float" office:value="428.498507">
                <text:p>428.498507</text:p>
              </table:table-cell>
              <table:table-cell office:value-type="float" office:value="1525.004148">
                <text:p>1525.004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8.232965">
                <text:p>1118.232965</text:p>
              </table:table-cell>
              <table:table-cell office:value-type="float" office:value="350.189686">
                <text:p>350.189686</text:p>
              </table:table-cell>
              <table:table-cell office:value-type="float" office:value="1468.429804">
                <text:p>1468.429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34.082031">
                <text:p>2434.082031</text:p>
              </table:table-cell>
              <table:table-cell office:value-type="float" office:value="551.880598">
                <text:p>551.880598</text:p>
              </table:table-cell>
              <table:table-cell office:value-type="float" office:value="2985.969067">
                <text:p>2985.969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703cm" style:legend-expansion="high" chart:style-name="ch2"/>
        <chart:plot-area chart:style-name="ch3" table:cell-range-address="Sheet1.E4:Sheet1.H8" chart:data-source-has-labels="row" svg:x="0.32cm" svg:y="0.18cm" svg:width="12.402cm" svg:height="8.64cm">
          <chartooo:coordinate-region svg:x="1.312cm" svg:y="0.379cm" svg:width="11.3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8" chart:label-cell-address="Sheet1.F4:Sheet1.F4" chart:class="chart:scatter">
            <chart:domain table:cell-range-address="Sheet1.E5:Sheet1.E8"/>
            <chart:data-point chart:repeated="4"/>
          </chart:series>
          <chart:series chart:style-name="ch7" chart:values-cell-range-address="Sheet1.G5:Sheet1.G8" chart:label-cell-address="Sheet1.G4:Sheet1.G4" chart:class="chart:scatter">
            <chart:data-point chart:repeated="4"/>
          </chart:series>
          <chart:series chart:style-name="ch8" chart:values-cell-range-address="Sheet1.H5:Sheet1.H8" chart:label-cell-address="Sheet1.H4:Sheet1.H4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equential</text:p>
                <draw:g>
                  <svg:desc>Sheet1.F4:Sheet1.F4</svg:desc>
                </draw:g>
              </table:table-cell>
              <table:table-cell office:value-type="string">
                <text:p>Parallel</text:p>
                <draw:g>
                  <svg:desc>Sheet1.G4:Sheet1.G4</svg:desc>
                </draw:g>
              </table:table-cell>
              <table:table-cell office:value-type="string">
                <text:p>Total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5:Sheet1.E8</svg:desc>
                </draw:g>
              </table:table-cell>
              <table:table-cell office:value-type="float" office:value="2206.599474">
                <text:p>2206.599474</text:p>
                <draw:g>
                  <svg:desc>Sheet1.F5:Sheet1.F8</svg:desc>
                </draw:g>
              </table:table-cell>
              <table:table-cell office:value-type="float" office:value="1212.07881">
                <text:p>1212.07881</text:p>
                <draw:g>
                  <svg:desc>Sheet1.G5:Sheet1.G8</svg:desc>
                </draw:g>
              </table:table-cell>
              <table:table-cell office:value-type="float" office:value="3418.683052">
                <text:p>3418.683052</text:p>
                <draw:g>
                  <svg:desc>Sheet1.H5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37.687588">
                <text:p>2237.687588</text:p>
              </table:table-cell>
              <table:table-cell office:value-type="float" office:value="1003.763199">
                <text:p>1003.763199</text:p>
              </table:table-cell>
              <table:table-cell office:value-type="float" office:value="3241.455793">
                <text:p>3241.455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07.108498">
                <text:p>2207.108498</text:p>
              </table:table-cell>
              <table:table-cell office:value-type="float" office:value="803.728819">
                <text:p>803.728819</text:p>
              </table:table-cell>
              <table:table-cell office:value-type="float" office:value="3010.843515">
                <text:p>3010.843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910.181046">
                <text:p>4910.181046</text:p>
              </table:table-cell>
              <table:table-cell office:value-type="float" office:value="1153.900862">
                <text:p>1153.900862</text:p>
              </table:table-cell>
              <table:table-cell office:value-type="float" office:value="6064.092636">
                <text:p>6064.0926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703cm" style:legend-expansion="high" chart:style-name="ch2"/>
        <chart:plot-area chart:style-name="ch3" table:cell-range-address="Sheet1.A25:Sheet1.D28" chart:data-source-has-labels="row" svg:x="0.32cm" svg:y="0.18cm" svg:width="12.402cm" svg:height="8.64cm">
          <chartooo:coordinate-region svg:x="1.312cm" svg:y="0.379cm" svg:width="11.3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28" chart:label-cell-address="Sheet1.B25:Sheet1.B25" chart:class="chart:scatter">
            <chart:domain table:cell-range-address="Sheet1.A26:Sheet1.A28"/>
            <chart:data-point chart:repeated="3"/>
          </chart:series>
          <chart:series chart:style-name="ch7" chart:values-cell-range-address="Sheet1.C26:Sheet1.C28" chart:label-cell-address="Sheet1.C25:Sheet1.C25" chart:class="chart:scatter">
            <chart:data-point chart:repeated="3"/>
          </chart:series>
          <chart:series chart:style-name="ch8" chart:values-cell-range-address="Sheet1.D26:Sheet1.D28" chart:label-cell-address="Sheet1.D25:Sheet1.D25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</text:p>
                <draw:g>
                  <svg:desc>Sheet1.B25:Sheet1.B25</svg:desc>
                </draw:g>
              </table:table-cell>
              <table:table-cell office:value-type="string">
                <text:p>Parallel</text:p>
                <draw:g>
                  <svg:desc>Sheet1.C25:Sheet1.C25</svg:desc>
                </draw:g>
              </table:table-cell>
              <table:table-cell office:value-type="string">
                <text:p>Total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6:Sheet1.A28</svg:desc>
                </draw:g>
              </table:table-cell>
              <table:table-cell office:value-type="float" office:value="1811.793566">
                <text:p>1811.793566</text:p>
                <draw:g>
                  <svg:desc>Sheet1.B26:Sheet1.B28</svg:desc>
                </draw:g>
              </table:table-cell>
              <table:table-cell office:value-type="float" office:value="818.03441">
                <text:p>818.03441</text:p>
                <draw:g>
                  <svg:desc>Sheet1.C26:Sheet1.C28</svg:desc>
                </draw:g>
              </table:table-cell>
              <table:table-cell office:value-type="float" office:value="2629.833221">
                <text:p>2629.833221</text:p>
                <draw:g>
                  <svg:desc>Sheet1.D26:Sheet1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12.492371">
                <text:p>1812.492371</text:p>
              </table:table-cell>
              <table:table-cell office:value-type="float" office:value="818.365812">
                <text:p>818.365812</text:p>
              </table:table-cell>
              <table:table-cell office:value-type="float" office:value="2630.864143">
                <text:p>2630.864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25.470448">
                <text:p>1825.470448</text:p>
              </table:table-cell>
              <table:table-cell office:value-type="float" office:value="818.930387">
                <text:p>818.930387</text:p>
              </table:table-cell>
              <table:table-cell office:value-type="float" office:value="2644.405365">
                <text:p>2644.4053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703cm" style:legend-expansion="high" chart:style-name="ch2"/>
        <chart:plot-area chart:style-name="ch3" table:cell-range-address="Sheet1.E25:Sheet1.H28" chart:data-source-has-labels="row" svg:x="0.32cm" svg:y="0.18cm" svg:width="12.402cm" svg:height="8.64cm">
          <chartooo:coordinate-region svg:x="1.312cm" svg:y="0.379cm" svg:width="11.3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6:Sheet1.F28" chart:label-cell-address="Sheet1.F25:Sheet1.F25" chart:class="chart:scatter">
            <chart:domain table:cell-range-address="Sheet1.E26:Sheet1.E28"/>
            <chart:data-point chart:repeated="3"/>
          </chart:series>
          <chart:series chart:style-name="ch7" chart:values-cell-range-address="Sheet1.G26:Sheet1.G28" chart:label-cell-address="Sheet1.G25:Sheet1.G25" chart:class="chart:scatter">
            <chart:data-point chart:repeated="3"/>
          </chart:series>
          <chart:series chart:style-name="ch8" chart:values-cell-range-address="Sheet1.H26:Sheet1.H28" chart:label-cell-address="Sheet1.H25:Sheet1.H25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equential</text:p>
                <draw:g>
                  <svg:desc>Sheet1.F25:Sheet1.F25</svg:desc>
                </draw:g>
              </table:table-cell>
              <table:table-cell office:value-type="string">
                <text:p>Parallel</text:p>
                <draw:g>
                  <svg:desc>Sheet1.G25:Sheet1.G25</svg:desc>
                </draw:g>
              </table:table-cell>
              <table:table-cell office:value-type="string">
                <text:p>Total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E26:Sheet1.E28</svg:desc>
                </draw:g>
              </table:table-cell>
              <table:table-cell office:value-type="float" office:value="1815.045118">
                <text:p>1815.045118</text:p>
                <draw:g>
                  <svg:desc>Sheet1.F26:Sheet1.F28</svg:desc>
                </draw:g>
              </table:table-cell>
              <table:table-cell office:value-type="float" office:value="635.652542">
                <text:p>635.652542</text:p>
                <draw:g>
                  <svg:desc>Sheet1.G26:Sheet1.G28</svg:desc>
                </draw:g>
              </table:table-cell>
              <table:table-cell office:value-type="float" office:value="2450.702906">
                <text:p>2450.702906</text:p>
                <draw:g>
                  <svg:desc>Sheet1.H26:Sheet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16.076517">
                <text:p>1816.076517</text:p>
              </table:table-cell>
              <table:table-cell office:value-type="float" office:value="641.795874">
                <text:p>641.795874</text:p>
              </table:table-cell>
              <table:table-cell office:value-type="float" office:value="2457.877398">
                <text:p>2457.877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14.378977">
                <text:p>1814.378977</text:p>
              </table:table-cell>
              <table:table-cell office:value-type="float" office:value="638.250351">
                <text:p>638.250351</text:p>
              </table:table-cell>
              <table:table-cell office:value-type="float" office:value="2452.634096">
                <text:p>2452.6340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64cm" svg:height="7.63cm" xlink:href=".." xlink:type="simple" chart:class="chart:scatter" chart:style-name="ch1">
        <chart:legend chart:legend-position="end" svg:x="9.945cm" svg:y="3.267cm" style:legend-expansion="high" chart:style-name="ch2"/>
        <chart:plot-area chart:style-name="ch3" table:cell-range-address="Sheet1.A65:Sheet1.B71 Sheet1.F65:Sheet1.F71" chart:data-source-has-labels="row" svg:x="1.282cm" svg:y="0.152cm" svg:width="8.392cm" svg:height="6.345cm">
          <chartooo:coordinate-region svg:x="2.274cm" svg:y="0.351cm" svg:width="7.028cm" svg:height="5.499cm"/>
          <chart:axis chart:dimension="x" chart:name="primary-x" chart:style-name="ch4">
            <chart:title svg:x="4.362cm" svg:y="6.649cm" chart:style-name="ch5">
              <text:p>Process Count</text:p>
            </chart:title>
          </chart:axis>
          <chart:axis chart:dimension="y" chart:name="primary-y" chart:style-name="ch4">
            <chart:title svg:x="0.451cm" svg:y="4.056cm" chart:style-name="ch6">
              <text:p>Time(ms)</text:p>
            </chart:title>
            <chart:grid chart:style-name="ch7" chart:class="major"/>
          </chart:axis>
          <chart:series chart:style-name="ch8" chart:values-cell-range-address="Sheet1.B67:Sheet1.B71" chart:label-cell-address="Sheet1.B65:Sheet1.B66" chart:class="chart:scatter">
            <chart:domain table:cell-range-address="Sheet1.A67:Sheet1.A71"/>
            <chart:data-point chart:repeated="5"/>
          </chart:series>
          <chart:series chart:style-name="ch9" chart:values-cell-range-address="Sheet1.F67:Sheet1.F71" chart:label-cell-address="Sheet1.F65:Sheet1.F66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st Sequential</text:p>
                <text:list>
                  <text:list-item>
                    <text:p>1st</text:p>
                  </text:list-item>
                  <text:list-item>
                    <text:p>Sequential</text:p>
                  </text:list-item>
                </text:list>
                <draw:g>
                  <svg:desc>Sheet1.B65:Sheet1.B66</svg:desc>
                </draw:g>
              </table:table-cell>
              <table:table-cell office:value-type="string">
                <text:p>2nd Sequential</text:p>
                <text:list>
                  <text:list-item>
                    <text:p>2nd</text:p>
                  </text:list-item>
                  <text:list-item>
                    <text:p>Sequential</text:p>
                  </text:list-item>
                </text:list>
                <draw:g>
                  <svg:desc>Sheet1.F65:Sheet1.F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7:Sheet1.A71</svg:desc>
                </draw:g>
              </table:table-cell>
              <table:table-cell office:value-type="float" office:value="2206.599474">
                <text:p>2206.599474</text:p>
                <draw:g>
                  <svg:desc>Sheet1.B67:Sheet1.B71</svg:desc>
                </draw:g>
              </table:table-cell>
              <table:table-cell office:value-type="float" office:value="1812.492371">
                <text:p>1812.492371</text:p>
                <draw:g>
                  <svg:desc>Sheet1.F67:Sheet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37.687588">
                <text:p>2237.687588</text:p>
              </table:table-cell>
              <table:table-cell office:value-type="float" office:value="1816.076517">
                <text:p>1816.076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07.108498">
                <text:p>2207.108498</text:p>
              </table:table-cell>
              <table:table-cell office:value-type="float" office:value="1907.280922">
                <text:p>1907.280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910.181046">
                <text:p>4910.181046</text:p>
              </table:table-cell>
              <table:table-cell office:value-type="float" office:value="4130.916357">
                <text:p>4130.916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430.687666">
                <text:p>9430.687666</text:p>
              </table:table-cell>
              <table:table-cell office:value-type="float" office:value="8227.512598">
                <text:p>8227.5125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6cm" svg:height="7.684cm" xlink:href=".." xlink:type="simple" chart:class="chart:scatter" chart:style-name="ch1">
        <chart:legend chart:legend-position="end" svg:x="10.517cm" svg:y="3.294cm" style:legend-expansion="high" chart:style-name="ch2"/>
        <chart:plot-area chart:style-name="ch3" table:cell-range-address="Sheet1.A66:Sheet1.A71 Sheet1.C65:Sheet1.C71 Sheet1.G65:Sheet1.G71" chart:data-source-has-labels="row" svg:x="1.284cm" svg:y="0.153cm" svg:width="8.96cm" svg:height="6.397cm">
          <chartooo:coordinate-region svg:x="2.461cm" svg:y="0.352cm" svg:width="7.596cm" svg:height="5.551cm"/>
          <chart:axis chart:dimension="x" chart:name="primary-x" chart:style-name="ch4">
            <chart:title svg:x="4.648cm" svg:y="6.703cm" chart:style-name="ch5">
              <text:p>Process Count</text:p>
            </chart:title>
          </chart:axis>
          <chart:axis chart:dimension="y" chart:name="primary-y" chart:style-name="ch4">
            <chart:title svg:x="0.451cm" svg:y="4.083cm" chart:style-name="ch6">
              <text:p>Time(ms)</text:p>
            </chart:title>
            <chart:grid chart:style-name="ch7" chart:class="major"/>
          </chart:axis>
          <chart:series chart:style-name="ch8" chart:values-cell-range-address="Sheet1.C67:Sheet1.C71" chart:label-cell-address="Sheet1.C65:Sheet1.C66" chart:class="chart:scatter">
            <chart:domain table:cell-range-address="Sheet1.A67:Sheet1.A71"/>
            <chart:data-point chart:repeated="5"/>
          </chart:series>
          <chart:series chart:style-name="ch9" chart:values-cell-range-address="Sheet1.G67:Sheet1.G71" chart:label-cell-address="Sheet1.G65:Sheet1.G66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st Parallel</text:p>
                <text:list>
                  <text:list-item>
                    <text:p>1st</text:p>
                  </text:list-item>
                  <text:list-item>
                    <text:p>Parallel</text:p>
                  </text:list-item>
                </text:list>
                <draw:g>
                  <svg:desc>Sheet1.C65:Sheet1.C66</svg:desc>
                </draw:g>
              </table:table-cell>
              <table:table-cell office:value-type="string">
                <text:p>2nd Parallel</text:p>
                <text:list>
                  <text:list-item>
                    <text:p>2nd</text:p>
                  </text:list-item>
                  <text:list-item>
                    <text:p>Parallel</text:p>
                  </text:list-item>
                </text:list>
                <draw:g>
                  <svg:desc>Sheet1.G65:Sheet1.G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7:Sheet1.A71</svg:desc>
                </draw:g>
              </table:table-cell>
              <table:table-cell office:value-type="float" office:value="1212.07881">
                <text:p>1212.07881</text:p>
                <draw:g>
                  <svg:desc>Sheet1.C67:Sheet1.C71</svg:desc>
                </draw:g>
              </table:table-cell>
              <table:table-cell office:value-type="float" office:value="818.365812">
                <text:p>818.365812</text:p>
                <draw:g>
                  <svg:desc>Sheet1.G67:Sheet1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3.763199">
                <text:p>1003.763199</text:p>
              </table:table-cell>
              <table:table-cell office:value-type="float" office:value="641.795874">
                <text:p>641.795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03.728819">
                <text:p>803.728819</text:p>
              </table:table-cell>
              <table:table-cell office:value-type="float" office:value="478.472233">
                <text:p>478.472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53.900862">
                <text:p>1153.900862</text:p>
              </table:table-cell>
              <table:table-cell office:value-type="float" office:value="708.434343">
                <text:p>708.434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3110.571384">
                <text:p>63110.571384</text:p>
              </table:table-cell>
              <table:table-cell office:value-type="float" office:value="20204.510212">
                <text:p>20204.510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58cm" svg:height="7.57cm" xlink:href=".." xlink:type="simple" chart:class="chart:scatter" chart:style-name="ch1">
        <chart:legend chart:legend-position="end" svg:x="10.685cm" svg:y="3.237cm" style:legend-expansion="high" chart:style-name="ch2"/>
        <chart:plot-area chart:style-name="ch3" table:cell-range-address="Sheet1.A66:Sheet1.A71 Sheet1.D65:Sheet1.D71 Sheet1.H65:Sheet1.H71" chart:data-source-has-labels="row" svg:x="1.28cm" svg:y="0.151cm" svg:width="9.136cm" svg:height="6.287cm">
          <chartooo:coordinate-region svg:x="2.457cm" svg:y="0.35cm" svg:width="7.772cm" svg:height="5.441cm"/>
          <chart:axis chart:dimension="x" chart:name="primary-x" chart:style-name="ch4">
            <chart:title svg:x="4.732cm" svg:y="6.589cm" chart:style-name="ch5">
              <text:p>Process Count</text:p>
            </chart:title>
          </chart:axis>
          <chart:axis chart:dimension="y" chart:name="primary-y" chart:style-name="ch4">
            <chart:title svg:x="0.451cm" svg:y="4.026cm" chart:style-name="ch6">
              <text:p>Time(ms)</text:p>
            </chart:title>
            <chart:grid chart:style-name="ch7" chart:class="major"/>
          </chart:axis>
          <chart:series chart:style-name="ch8" chart:values-cell-range-address="Sheet1.D67:Sheet1.D71" chart:label-cell-address="Sheet1.D65:Sheet1.D66" chart:class="chart:scatter">
            <chart:domain table:cell-range-address="Sheet1.A67:Sheet1.A71"/>
            <chart:data-point chart:repeated="5"/>
          </chart:series>
          <chart:series chart:style-name="ch9" chart:values-cell-range-address="Sheet1.H67:Sheet1.H71" chart:label-cell-address="Sheet1.H65:Sheet1.H66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st Total</text:p>
                <text:list>
                  <text:list-item>
                    <text:p>1st</text:p>
                  </text:list-item>
                  <text:list-item>
                    <text:p>Total</text:p>
                  </text:list-item>
                </text:list>
                <draw:g>
                  <svg:desc>Sheet1.D65:Sheet1.D66</svg:desc>
                </draw:g>
              </table:table-cell>
              <table:table-cell office:value-type="string">
                <text:p>2nd Total</text:p>
                <text:list>
                  <text:list-item>
                    <text:p>2nd</text:p>
                  </text:list-item>
                  <text:list-item>
                    <text:p>Total</text:p>
                  </text:list-item>
                </text:list>
                <draw:g>
                  <svg:desc>Sheet1.H65:Sheet1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7:Sheet1.A71</svg:desc>
                </draw:g>
              </table:table-cell>
              <table:table-cell office:value-type="float" office:value="3418.683052">
                <text:p>3418.683052</text:p>
                <draw:g>
                  <svg:desc>Sheet1.D67:Sheet1.D71</svg:desc>
                </draw:g>
              </table:table-cell>
              <table:table-cell office:value-type="float" office:value="2630.864143">
                <text:p>2630.864143</text:p>
                <draw:g>
                  <svg:desc>Sheet1.H67:Sheet1.H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41.455793">
                <text:p>3241.455793</text:p>
              </table:table-cell>
              <table:table-cell office:value-type="float" office:value="2457.877398">
                <text:p>2457.877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10.843515">
                <text:p>3010.843515</text:p>
              </table:table-cell>
              <table:table-cell office:value-type="float" office:value="2385.762215">
                <text:p>2385.762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064.092636">
                <text:p>6064.092636</text:p>
              </table:table-cell>
              <table:table-cell office:value-type="float" office:value="4839.356184">
                <text:p>4839.356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2541.264534">
                <text:p>72541.264534</text:p>
              </table:table-cell>
              <table:table-cell office:value-type="float" office:value="28432.030678">
                <text:p>28432.0306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